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4A3600003992293B7EA9.svm"/>
  <manifest:file-entry manifest:media-type="" manifest:full-path="Pictures/2000000700004B0A00003A4C0136F3F7.svm"/>
  <manifest:file-entry manifest:media-type="" manifest:full-path="Pictures/2000000700004B3F00003A66822E422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mbria" svg:font-family="Cambria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Times New Roman1" style:font-name-asian="Times New Roman1" style:font-name-complex="Times New Roman1"/>
    </style:style>
    <style:style style:name="P2" style:family="paragraph" style:parent-style-name="Standard" style:list-style-name="">
      <style:paragraph-properties fo:text-align="center" style:justify-single-word="false" style:text-autospace="none"/>
      <style:text-properties fo:color="#000000" style:font-name="Times New Roman1" style:font-name-asian="Times New Roman1" style:font-name-complex="Times New Roman1"/>
    </style:style>
    <style:style style:name="P3" style:family="paragraph" style:parent-style-name="Standard" style:list-style-name="">
      <style:paragraph-properties style:text-autospace="none"/>
      <style:text-properties fo:color="#000000" style:font-name="Times New Roman1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4" style:family="paragraph" style:parent-style-name="Standard" style:list-style-name="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5" style:family="paragraph" style:parent-style-name="Standard" style:list-style-name="L2">
      <style:paragraph-properties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6" style:family="paragraph" style:parent-style-name="Standard" style:list-style-name="">
      <style:paragraph-properties style:text-autospace="none"/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 style:list-style-name="">
      <style:paragraph-properties style:text-autospace="none"/>
      <style:text-properties fo:color="#000000" style:font-name="Times New Roman1" fo:font-size="9pt" style:font-name-asian="Times New Roman1" style:font-size-asian="9pt" style:font-name-complex="Times New Roman1" style:font-size-complex="9pt"/>
    </style:style>
    <style:style style:name="P8" style:family="paragraph" style:parent-style-name="Standard" style:list-style-name="">
      <style:paragraph-properties style:text-autospace="none"/>
      <style:text-properties fo:color="#000000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P9" style:family="paragraph" style:parent-style-name="Standard" style:list-style-name="">
      <style:paragraph-properties style:text-autospace="none"/>
      <style:text-properties fo:color="#000000"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10" style:family="paragraph" style:parent-style-name="Standard" style:list-style-name="">
      <style:paragraph-properties style:text-autospace="none"/>
      <style:text-properties fo:color="#000000" style:font-name="Times New Roman1" fo:font-size="13pt" style:font-name-asian="Times New Roman1" style:font-size-asian="13pt" style:font-name-complex="Times New Roman1" style:font-size-complex="13pt"/>
    </style:style>
    <style:style style:name="P11" style:family="paragraph" style:parent-style-name="Standard" style:list-style-name="">
      <style:paragraph-properties style:text-autospace="none"/>
      <style:text-properties fo:color="#000000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 style:list-style-name="">
      <style:paragraph-properties style:text-autospace="none"/>
      <style:text-properties fo:color="#000000" style:font-name="Times New Roman1" fo:font-size="16pt" style:font-name-asian="Times New Roman1" style:font-size-asian="16pt" style:font-name-complex="Times New Roman1" style:font-size-complex="16pt"/>
    </style:style>
    <style:style style:name="P13" style:family="paragraph" style:parent-style-name="Standard" style:list-style-name="">
      <style:paragraph-properties style:text-autospace="none"/>
      <style:text-properties fo:color="#000000" style:font-name="Cambria" fo:font-size="12pt" style:font-name-asian="Cambria" style:font-size-asian="12pt" style:font-name-complex="Cambria" style:font-size-complex="12pt"/>
    </style:style>
    <style:style style:name="P14" style:family="paragraph" style:parent-style-name="Standard" style:list-style-name="">
      <style:paragraph-properties style:text-autospace="none"/>
      <style:text-properties fo:color="#000000" fo:font-size="12pt" style:font-size-asian="12pt" style:font-size-complex="12pt"/>
    </style:style>
    <style:style style:name="P15" style:family="paragraph" style:parent-style-name="Standard">
      <style:paragraph-properties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P16" style:family="paragraph" style:parent-style-name="Standard" style:list-style-name="">
      <style:paragraph-properties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P17" style:family="paragraph" style:parent-style-name="Standard" style:list-style-name="">
      <style:paragraph-properties style:text-autospace="none"/>
      <style:text-properties fo:color="#000000" style:font-name="Arial1" fo:font-size="9pt" style:font-name-asian="Arial1" style:font-size-asian="9pt" style:font-name-complex="Arial1" style:font-size-complex="9pt"/>
    </style:style>
    <style:style style:name="P18" style:family="paragraph" style:parent-style-name="Standard" style:list-style-name="">
      <style:paragraph-properties style:text-autospace="none"/>
    </style:style>
    <style:style style:name="P19" style:family="paragraph" style:parent-style-name="Standard" style:list-style-name="">
      <style:paragraph-properties style:text-autospace="none"/>
      <style:text-properties fo:color="#585858"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0" style:family="paragraph" style:parent-style-name="Standard" style:list-style-name="">
      <style:paragraph-properties style:text-autospace="none"/>
      <style:text-properties fo:color="#585858" style:font-name="Times New Roman1" fo:font-weight="bold" style:font-name-asian="Times New Roman1" style:font-weight-asian="bold" style:font-name-complex="Times New Roman1" style:font-weight-complex="bold"/>
    </style:style>
    <style:style style:name="P21" style:family="paragraph" style:parent-style-name="Standard" style:list-style-name="">
      <style:paragraph-properties style:text-autospace="none"/>
      <style:text-properties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2" style:family="paragraph" style:parent-style-name="Standard" style:list-style-name="">
      <style:paragraph-properties style:text-autospace="non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 style:list-style-name="">
      <style:paragraph-properties style:text-autospace="none"/>
      <style:text-properties fo:color="#808080" style:font-name="Times New Roman1" fo:font-size="13pt" fo:font-weight="bold" style:font-name-asian="Times New Roman1" style:font-size-asian="13pt" style:font-weight-asian="bold" style:font-name-complex="Times New Roman1" style:font-size-complex="13pt" style:font-weight-complex="bold"/>
    </style:style>
    <style:style style:name="P24" style:family="paragraph" style:parent-style-name="Standard">
      <style:paragraph-properties style:text-autospace="none"/>
    </style:style>
    <style:style style:name="P25" style:family="paragraph" style:parent-style-name="Standard" style:list-style-name="L1">
      <style:paragraph-properties style:text-autospace="non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style:font-name="Times New Roman1" fo:font-size="9pt" fo:font-weight="bold" style:font-name-asian="Times New Roman1" style:font-size-asian="9pt" style:font-weight-asian="bold" style:font-name-complex="Times New Roman1" style:font-size-complex="9pt" style:font-weight-complex="bold"/>
    </style:style>
    <style:style style:name="T10" style:family="text">
      <style:text-properties fo:color="#000000" style:font-name="Times New Roman1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11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T12" style:family="text">
      <style:text-properties fo:color="#000000"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13" style:family="text">
      <style:text-properties fo:color="#000000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T14" style:family="text">
      <style:text-properties fo:color="#000000"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16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style:font-name="Times New Roman1" style:font-name-asian="Times New Roman1" style:font-name-complex="Times New Roman1"/>
    </style:style>
    <style:style style:name="T19" style:family="text">
      <style:text-properties style:font-name="Times New Roman1" fo:font-weight="bold" style:font-name-asian="Times New Roman1" style:font-weight-asian="bold" style:font-name-complex="Times New Roman1" style:font-weight-complex="bold"/>
    </style:style>
    <style:style style:name="T20" style:family="text">
      <style:text-properties style:font-name="Arial1" style:font-name-asian="Arial1" style:font-name-complex="Arial1"/>
    </style:style>
    <style:style style:name="T21" style:family="text">
      <style:text-properties fo:font-size="9pt" style:font-size-asian="9pt" style:font-size-complex="9pt"/>
    </style:style>
    <style:style style:name="T22" style:family="text">
      <style:text-properties fo:color="#585858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color="#80808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Requirements and Analysis Document for the</text:span></text:p>
      <text:p text:style-name="P2"><text:span text:style-name="T1">Challenge Accepted project, (RAD)</text:span><text:span text:style-name="T2"> </text:span></text:p>
      <text:p text:style-name="P2"><text:span text:style-name="T2"/></text:p>
      <text:p text:style-name="P3">Contents </text:p>
      <text:list xml:id="list32430888" text:style-name="L2">
        <text:list-item>
          <text:p text:style-name="P5"><text:span text:style-name="T4">A digital version of ‘Upp till Bevis’.</text:span></text:p>
          <text:p text:style-name="P5"/>
        </text:list-item>
      </text:list>
      <text:p text:style-name="P4"><text:span text:style-name="T5">1.</text:span> <text:span text:style-name="T5">Introduction ............................................................................................................................. 2</text:span> </text:p>
      <text:p text:style-name="P1"><text:span text:style-name="T2">1.1 Purpose of application .............................................................................................................................. 2</text:span><text:span text:style-name="T6"> </text:span></text:p>
      <text:p text:style-name="P1"><text:span text:style-name="T2">1.2 General characteristics of application ...................................................................................................... 2</text:span><text:span text:style-name="T6"> </text:span></text:p>
      <text:p text:style-name="P1"><text:span text:style-name="T2">1.3 Scope of application ................................................................................................................................. 2</text:span><text:span text:style-name="T6"> </text:span></text:p>
      <text:p text:style-name="P1"><text:span text:style-name="T2">1.4 Objectives and success criteria of the project ........................................................................................... 2</text:span><text:span text:style-name="T6"> </text:span></text:p>
      <text:p text:style-name="P1"><text:span text:style-name="T2">1.5 Definitions, acronyms and abbreviations ................................................................................................. 3</text:span></text:p>
      <text:p text:style-name="P1"><text:span text:style-name="T7">2. Requirements .............................................................................................................................. 3</text:span><text:span text:style-name="T6"> </text:span></text:p>
      <text:p text:style-name="P1"><text:span text:style-name="T2">2.1 Functional requirements ........................................................................................................................... 3</text:span><text:span text:style-name="T6"> </text:span></text:p>
      <text:p text:style-name="P1"><text:span text:style-name="T2">2.2 Non-functional requirements .................................................................................................................... 3</text:span><text:span text:style-name="T6"> </text:span></text:p>
      <text:p text:style-name="P1"><text:span text:style-name="T3">2.2.1 Usability ............................................................................................................................................ 3</text:span><text:span text:style-name="T6"> </text:span></text:p>
      <text:p text:style-name="P1"><text:span text:style-name="T3">2.2.2 Reliability .......................................................................................................................................... 3</text:span><text:span text:style-name="T6"> </text:span></text:p>
      <text:p text:style-name="P1"><text:span text:style-name="T3">2.2.3 Performance ...................................................................................................................................... 3</text:span><text:span text:style-name="T6"> </text:span></text:p>
      <text:p text:style-name="P1"><text:span text:style-name="T3">2.2.4 Supportability .................................................................................................................................... 3</text:span><text:span text:style-name="T6"> </text:span></text:p>
      <text:p text:style-name="P1"><text:span text:style-name="T3">2.2.5 Implementation .................................................................................................................................. 4</text:span><text:span text:style-name="T6"> </text:span></text:p>
      <text:p text:style-name="P1"><text:span text:style-name="T3">2.2.6 Packaging and installation ............................................................................................................... 4</text:span><text:span text:style-name="T6"> </text:span></text:p>
      <text:p text:style-name="P1"><text:span text:style-name="T3">2.2.7 Legal .................................................................................................................................................. 4</text:span><text:span text:style-name="T6"> </text:span></text:p>
      <text:p text:style-name="P1"><text:span text:style-name="T2">2.3 Application models ................................................................................................................................... 4</text:span><text:span text:style-name="T6"> </text:span></text:p>
      <text:p text:style-name="P1"><text:span text:style-name="T3">2.3.1 Use case model .................................................................................................................................. 4</text:span><text:span text:style-name="T6"> </text:span></text:p>
      <text:p text:style-name="P1"><text:span text:style-name="T3">2.3.2 Use case priority ............................................................................................................................... 4</text:span><text:span text:style-name="T6"> </text:span></text:p>
      <text:p text:style-name="P1"><text:span text:style-name="T3">2.3.3 Domain Model ................................................................................................................................... 4</text:span><text:span text:style-name="T6"> </text:span></text:p>
      <text:p text:style-name="P1"><text:span text:style-name="T3">2.3.4 User Interface .................................................................................................................................... 4</text:span><text:span text:style-name="T6"> </text:span></text:p>
      <text:p text:style-name="P1"><text:span text:style-name="T2">2.4 References ................................................................................................................................................ 4</text:span></text:p>
      <text:p text:style-name="P1"><text:span text:style-name="T7"/></text:p>
      <text:p text:style-name="P1"><text:span text:style-name="T7">APPENDIX ..................................................................................................................................... 5</text:span><text:span text:style-name="T6"> </text:span></text:p>
      <text:p text:style-name="P7"/>
      <text:p text:style-name="P8"/>
      <text:p text:style-name="P8"><text:s/></text:p>
      <text:p text:style-name="P4"><text:span text:style-name="T5">Version</text:span>: <text:s/>2.0</text:p>
      <text:p text:style-name="P4"><text:span text:style-name="T5">Date</text:span>: <text:s/>2013-03-01</text:p>
      <text:p text:style-name="P4"><text:span text:style-name="T5">Authors</text:span>: </text:p>
      <text:p text:style-name="P4"><text:tab/>Cecilia Edwall <text:s/>920223-5769 </text:p>
      <text:p text:style-name="P4"><text:tab/>Isabelle Frölich 900831-2846</text:p>
      <text:p text:style-name="P4"><text:tab/>Madeleine Appert <text:s/>891110-4845 </text:p>
      <text:p text:style-name="P4"><text:tab/>Johan Gustavsson 871024-7134</text:p>
      <text:p text:style-name="P4"><text:tab/></text:p>
      <text:p text:style-name="P4"/>
      <text:p text:style-name="P6">This version overrides all previous version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18"><text:span text:style-name="T9"><text:s/></text:span><text:span text:style-name="T13">1.</text:span><text:span text:style-name="T14"> </text:span><text:span text:style-name="T10">Introduction </text:span></text:p>
      <text:p text:style-name="P13">This is an application that originally is a board game that we turned into a digital </text:p>
      <text:p text:style-name="P13">version. To play the game the teams makes a bet, thereafter they have to be able to </text:p>
      <text:p text:style-name="P13">do the amount of missions they betted to accomplish. If they manage to do the </text:p>
      <text:p text:style-name="P13">missions they can move forward on the board and hopefully reach the goal faster </text:p>
      <text:p text:style-name="P13">than the other teams. When the first playing team reaches goal, it’s game over!  </text:p>
      <text:p text:style-name="P19"/>
      <text:p text:style-name="P19">1.1 Purpose of application </text:p>
      <text:p text:style-name="P4">With our application we aim to construct a computer based version of a game called</text:p>
      <text:p text:style-name="P4">‘<text:span text:style-name="T4">Upp till bevis’, </text:span>which is a board game requiring the teams playing to complete</text:p>
      <text:p text:style-name="P4">missions in order to continue forward on the board, towards the finish line. <text:s/></text:p>
      <text:p text:style-name="P19">1.2 General characteristics of application </text:p>
      <text:p text:style-name="P4">This is a multi-player application which is to be used on a computer platform. It will</text:p>
      <text:p text:style-name="P4">not require a connection to a network and will be used in social home environments. </text:p>
      <text:p text:style-name="P4">The application will require at least 2 teams of 2 players, but will be able to manage</text:p>
      <text:p text:style-name="P4">8 teams. Any amount of players can be a part of a team, it will not affect the</text:p>
      <text:p text:style-name="P4">application at all. The game is turn based, and will require the teams to approve</text:p>
      <text:p text:style-name="P4">each other’s missions in order for the game to work. For completing a mission, the</text:p>
      <text:p text:style-name="P4">program will have a time limit of 30 seconds, but besides this, there will be no time</text:p>
      <text:p text:style-name="P4">constraints at all. <text:s/></text:p>
      <text:p text:style-name="P1"><text:span text:style-name="T6">The game will end once a team has made it round the board, or if the game is</text:span></text:p>
      <text:p text:style-name="P1"><text:span text:style-name="T6">cancelled manually. <text:s/></text:span><text:span text:style-name="T21"><text:s text:c="2"/></text:span></text:p>
      <text:p text:style-name="P9"/>
      <text:p text:style-name="P21"><text:span text:style-name="T22">1.3 Scope of application </text:span></text:p>
      <text:p text:style-name="P4">System will allow 2-8 teams. There will be no computer-player.</text:p>
      <text:p text:style-name="P4">Application will not keep track of high score etc. but it will show whose turn it is. <text:s text:c="2"/></text:p>
      <text:p text:style-name="P7"><text:s/></text:p>
      <text:p text:style-name="P20"><text:span text:style-name="T23">1.4 Objectives and success criteria of the project</text:span><text:span text:style-name="T2"> </text:span></text:p>
      <text:p text:style-name="P4">The applications should function for a game which can be considered within the</text:p>
      <text:p text:style-name="P4">frame of what the game should manage. </text:p>
      <text:p text:style-name="P4">The graphical user interface is to be of such quality that the user at all times knows</text:p>
      <text:p text:style-name="P4">who’s turn it is, what stage is present and what he/she is supposed to do. <text:s/></text:p>
      <text:p text:style-name="P4">In case of extra time to improve application and add extra features, possible</text:p>
      <text:p text:style-name="P4">upgrades could be: </text:p>
      <text:p text:style-name="P14"><text:span text:style-name="T18">·</text:span><text:span text:style-name="T20"> </text:span><text:span text:style-name="T18">Add different levels of difficulty.</text:span></text:p>
      <text:p text:style-name="P14"><text:span text:style-name="T18">·</text:span><text:span text:style-name="T20"> </text:span><text:span text:style-name="T18">Make the board tiles placed randomly upon the board and not hard coded. </text:span></text:p>
      <text:p text:style-name="P14"><text:span text:style-name="T18">·</text:span><text:span text:style-name="T20"> </text:span><text:span text:style-name="T18">Have different time limits for different teams, which might be in good in </text:span></text:p>
      <text:p text:style-name="P14"><text:span text:style-name="T18">case of teams being of different ages, for example. </text:span></text:p>
      <text:p text:style-name="P14"><text:span text:style-name="T18">·</text:span><text:span text:style-name="T20"> </text:span><text:span text:style-name="T18">Have clues.</text:span></text:p>
      <text:p text:style-name="P18"><text:span text:style-name="T11">·</text:span><text:span text:style-name="T15"> </text:span><text:span text:style-name="T11">Possibility to save game. </text:span></text:p>
      <text:p text:style-name="P18"><text:span text:style-name="T9"/></text:p>
      <text:p text:style-name="P23">1.5 Definitions, acronyms and abbreviations </text:p>
      <text:p text:style-name="P7"/>
      <text:p text:style-name="P7"><text:s/></text:p>
      <text:p text:style-name="P14"><text:span text:style-name="T18">·</text:span><text:span text:style-name="T20"> </text:span><text:span text:style-name="T18">GUI, graphical user interface.</text:span></text:p>
      <text:p text:style-name="P14"><text:span text:style-name="T18">·</text:span><text:span text:style-name="T20"> </text:span><text:span text:style-name="T18">Java, platform independent programming language.</text:span></text:p>
      <text:p text:style-name="P14"><text:span text:style-name="T18">·</text:span><text:span text:style-name="T20"> </text:span><text:span text:style-name="T18">Turn, all teams will have their turns. A turn begins when a team are able to </text:span></text:p>
      <text:p text:style-name="P11">2. Requirements </text:p>
      <text:p text:style-name="P4">make a bet, and is over when the given assignment has either been approved</text:p>
      <text:p text:style-name="P4">or disapproved. The turn then passes to another team. <text:s/></text:p>
      <text:p text:style-name="P19">2.1 Functional requirements </text:p>
      <text:p text:style-name="P7"><text:soft-page-break/><text:s/></text:p>
      <text:p text:style-name="P4">The players/teams should be able to:</text:p>
      <text:p text:style-name="P4">1. Read the game rules.</text:p>
      <text:p text:style-name="P4">2. Start a new game. </text:p>
      <text:p text:style-name="P14"><text:span text:style-name="T18">a)</text:span><text:span text:style-name="T20"> </text:span><text:span text:style-name="T18">Select how many teams will take part in the turn.</text:span></text:p>
      <text:p text:style-name="P14"><text:span text:style-name="T18">3. Do a turn. During a turn the team will be able to: </text:span></text:p>
      <text:p text:style-name="P14"><text:span text:style-name="T18">a)</text:span><text:span text:style-name="T20"> </text:span><text:span text:style-name="T18">Choose how many steps they bet they will manage.</text:span></text:p>
      <text:p text:style-name="P14"><text:span text:style-name="T18">b)</text:span><text:span text:style-name="T20"> </text:span><text:span text:style-name="T18">Change that bet before the actual mission starts.</text:span></text:p>
      <text:p text:style-name="P14"><text:span text:style-name="T18">c)</text:span><text:span text:style-name="T20"> </text:span><text:span text:style-name="T18">Achieve the assignment cards.</text:span></text:p>
      <text:p text:style-name="P14"><text:span text:style-name="T18">d)</text:span><text:span text:style-name="T20"> </text:span><text:span text:style-name="T18">Choose to see the next card within the time limit. </text:span></text:p>
      <text:p text:style-name="P4">4. At the end of a team’s turn the other playing team(s) will be able to</text:p>
      <text:p text:style-name="P4">approve/disapprove the mission <text:s text:c="6"/>accomplished by the team in turn. </text:p>
      <text:p text:style-name="P4">3. Exit the application. Will end turn, round and game. </text:p>
      <text:p text:style-name="P19">2.2 Non-functional requirements </text:p>
      <text:p text:style-name="P22"><text:span text:style-name="T24">2.2.1 Usability</text:span></text:p>
      <text:p text:style-name="P22"><text:span text:style-name="T8">Normal players are to understand how the game works without being forced to seek </text:span></text:p>
      <text:p text:style-name="P4">information elsewhere than in the application itself. <text:s/>The language will be English,</text:p>
      <text:p text:style-name="P4">hence the game requires all participants to speak English <text:s/></text:p>
      <text:p text:style-name="P22"><text:span text:style-name="T17"><text:s text:c="2"/></text:span><text:span text:style-name="T24">2.2.2 Reliability</text:span></text:p>
      <text:p text:style-name="P22"><text:span text:style-name="T8">N/A </text:span></text:p>
      <text:p text:style-name="P22"><text:span text:style-name="T24">2.2.3 Performance</text:span></text:p>
      <text:p text:style-name="P22"><text:span text:style-name="T8">N/A </text:span></text:p>
      <text:p text:style-name="P22"><text:span text:style-name="T24">2.2.4 Supportability</text:span></text:p>
      <text:p text:style-name="P18"><text:span text:style-name="T11">N/A </text:span></text:p>
      <text:p text:style-name="P18"><text:span text:style-name="T9"/></text:p>
      <text:p text:style-name="P18"><text:span text:style-name="T9"/></text:p>
      <text:p text:style-name="P4"><text:s/></text:p>
      <text:p text:style-name="P7"><text:s/></text:p>
      <text:p text:style-name="P12"/>
      <text:p text:style-name="P12"/>
      <text:p text:style-name="P18"/>
      <text:p text:style-name="P22"><text:span text:style-name="T24">2.2.5 Implementation</text:span></text:p>
      <text:p text:style-name="P22"><text:span text:style-name="T8">To achieve platform independence the application will use the Java environment. </text:span></text:p>
      <text:p text:style-name="P22"><text:span text:style-name="T24">2.2.6 Packaging and installation</text:span></text:p>
      <text:p text:style-name="P22"><text:span text:style-name="T8">The application will be delivered as a jar file. To be able to run the program, the </text:span></text:p>
      <text:p text:style-name="P4">user will simply have to have a Java 1.6 program installed on his or her system. </text:p>
      <text:p text:style-name="P4"><text:span text:style-name="T5">2.2.7 Legal </text:span></text:p>
      <text:p text:style-name="P4">There could be legal issues regarding rights to the “upp till bevis” game and trade</text:p>
      <text:p text:style-name="P4">mark. This is not covered here. </text:p>
      <text:p text:style-name="P19">2.3 Application models </text:p>
      <text:p text:style-name="P4"><text:span text:style-name="T5">2.3.1 Use case model</text:span></text:p>
      <text:p text:style-name="P4">See APPENDIX for UML diagram and textual descriptions. </text:p>
      <text:p text:style-name="P14"><text:span text:style-name="T19">2.3.2 Use case priority</text:span></text:p>
      <text:p text:style-name="P14"><text:span text:style-name="T18">1.</text:span><text:span text:style-name="T20"> </text:span><text:span text:style-name="T18">New Game (high)</text:span></text:p>
      <text:p text:style-name="P14"><text:span text:style-name="T18">2.</text:span><text:span text:style-name="T20"> </text:span><text:span text:style-name="T18">Start Mission (high</text:span></text:p>
      <text:p text:style-name="P14"><text:span text:style-name="T18">3.</text:span><text:span text:style-name="T20"> </text:span><text:span text:style-name="T18">Bet (high)</text:span></text:p>
      <text:p text:style-name="P14"><text:span text:style-name="T18">4.</text:span><text:span text:style-name="T20"> </text:span><text:span text:style-name="T18">End Game(high)</text:span></text:p>
      <text:p text:style-name="P14"><text:span text:style-name="T18">5.</text:span><text:span text:style-name="T20"> </text:span><text:span text:style-name="T18">Show next card (mid)</text:span></text:p>
      <text:p text:style-name="P14"><text:span text:style-name="T18">6.</text:span><text:span text:style-name="T20"> </text:span><text:span text:style-name="T18">Show rules (low) </text:span></text:p>
      <text:p text:style-name="P4"><text:span text:style-name="T5">2.3.3 Domain Model</text:span></text:p>
      <text:p text:style-name="P4">See APPENDIX. </text:p>
      <text:p text:style-name="P4"><text:span text:style-name="T5">2.3.4 User Interface</text:span></text:p>
      <text:p text:style-name="P4"><text:soft-page-break/>Application will use a fixed GUI (non themeable, non resizable). </text:p>
      <text:p text:style-name="P19">2.4 References </text:p>
      <text:p text:style-name="P4">General explanation of game (in Swedish).</text:p>
      <text:p text:style-name="P4">http://www.braspel.com/?id=317</text:p>
      <text:p text:style-name="P4">Thorough explanation of game rules (in Swedish).</text:p>
      <text:p text:style-name="P18"><text:span text:style-name="T11">http://www.braspel.com/filearchive/1/1917/rules_UTB%20new.pdf </text:span></text:p>
      <text:p text:style-name="P18"><text:span text:style-name="T9"/></text:p>
      <text:p text:style-name="P12"><text:span text:style-name="T5"><text:s/></text:span></text:p>
      <text:p text:style-name="P11">APPENDIX </text:p>
      <text:p text:style-name="P9">GUI </text:p>
      <text:p text:style-name="P9"><draw:frame draw:style-name="fr1" draw:name="grafik1" text:anchor-type="paragraph" svg:width="17cm" svg:height="13.187cm" draw:z-index="0"><draw:image xlink:href="Pictures/2000000700004A3600003992293B7EA9.svm" xlink:type="simple" xlink:show="embed" xlink:actuate="onLoad"/></draw:frame></text:p>
      <text:p text:style-name="P4">Start screen. </text:p>
      <text:p text:style-name="P4"/>
      <text:p text:style-name="P4"><draw:frame draw:style-name="fr1" draw:name="grafik2" text:anchor-type="paragraph" svg:width="17cm" svg:height="13.194cm" draw:z-index="1"><draw:image xlink:href="Pictures/2000000700004B3F00003A66822E4221.svm" xlink:type="simple" xlink:show="embed" xlink:actuate="onLoad"/></draw:frame><text:soft-page-break/></text:p>
      <text:p text:style-name="P4">Screen for game rules. </text:p>
      <text:p text:style-name="P4"/>
      <text:p text:style-name="P4"><draw:frame draw:style-name="fr1" draw:name="grafik3" text:anchor-type="paragraph" svg:width="17cm" svg:height="13.206cm" draw:z-index="2"><draw:image xlink:href="Pictures/2000000700004B0A00003A4C0136F3F7.svm" xlink:type="simple" xlink:show="embed" xlink:actuate="onLoad"/></draw:frame><text:soft-page-break/></text:p>
      <text:p text:style-name="P4">Game board. </text:p>
      <text:p text:style-name="P4"/>
      <text:p text:style-name="P4">Game board when the first player reach the goal tile. </text:p>
      <text:p text:style-name="P4"/>
      <text:p text:style-name="P4"><text:s/></text:p>
      <text:p text:style-name="P10"><text:span text:style-name="T5">Domain model </text:span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9">Use Cases </text:p>
      <text:p text:style-name="P12"><text:s/></text:p>
      <text:p text:style-name="P18"><text:span text:style-name="T12">Use Case Model </text:span></text:p>
      <text:p text:style-name="P18"><text:span text:style-name="T9"/></text:p>
      <text:p text:style-name="P16"><text:span text:style-name="T5">Use case: Bet</text:span></text:p>
      <text:p text:style-name="P17">Short description: How a user makes a bet in the game.</text:p>
      <text:p text:style-name="P17">Priority (high)</text:p>
      <text:p text:style-name="P17">Extends or Includes (none)</text:p>
      <text:p text:style-name="P17">Participating actors: ActivePiece which has a Team</text:p>
      <text:p text:style-name="P17">Normal flow of events</text:p>
      <text:p text:style-name="P17">Actor System</text:p>
      <text:p text:style-name="P17">ActivePiece clicks <text:s text:c="9"/></text:p>
      <text:p text:style-name="P17">one of the betable tiles</text:p>
      <text:p text:style-name="P17">(one of the raised tiles) </text:p>
      <text:p text:style-name="P17">to make a bet.</text:p>
      <text:p text:style-name="P17">The tile the ActivePiece</text:p>
      <text:p text:style-name="P17">clicks becomes lowered,</text:p>
      <text:p text:style-name="P17">and the bet is shown as a</text:p>
      <text:p text:style-name="P17">number in the higher left</text:p>
      <text:p text:style-name="P17"><text:soft-page-break/>corner.</text:p>
      <text:p text:style-name="P17">The “Start Mission”</text:p>
      <text:p text:style-name="P17">button appears. </text:p>
      <text:p text:style-name="P17">Alternate flow</text:p>
      <text:p text:style-name="P17"><text:s text:c="5"/>3.1 <text:s/>Team clicks one of the menu items, for example the rules. </text:p>
      <text:p text:style-name="P17">4.1 The rules will be displayed. See UC: Rules.</text:p>
      <text:p text:style-name="P17">Exceptional flow</text:p>
      <text:p text:style-name="P17"><text:s text:c="5"/>3.1 ActivePiece clicks one of the tiles that isn't betable.</text:p>
      <text:list xml:id="list32295369" text:style-name="L1">
        <text:list-item>
          <text:list>
            <text:list-item>
              <text:p text:style-name="P25"><text:span text:style-name="T16">Nothing happens and the ActivePiece will have to try again.</text:span></text:p>
            </text:list-item>
          </text:list>
        </text:list-item>
      </text:list>
      <text:p text:style-name="P24"><text:span text:style-name="T16"/></text:p>
      <text:p text:style-name="P15">Use case: EndGame</text:p>
      <text:p text:style-name="P17">Short description: What happens when the game ends.</text:p>
      <text:p text:style-name="P17">Priority (high)</text:p>
      <text:p text:style-name="P17">Extends or Includes: Includes StartMission</text:p>
      <text:p text:style-name="P17">Participating actors: ActivePiece</text:p>
      <text:p text:style-name="P17">Normal flow of events</text:p>
      <text:p text:style-name="P17">Actor System</text:p>
      <text:p text:style-name="P17">See UC: StartMission</text:p>
      <text:p text:style-name="P17">If the “YES” button is </text:p>
      <text:p text:style-name="P17">clicked and the</text:p>
      <text:p text:style-name="P17">ActivePiece's bet amount</text:p>
      <text:p text:style-name="P17">is enough to take them to</text:p>
      <text:p text:style-name="P17">the goal tile the</text:p>
      <text:p text:style-name="P17">ActivePiece will be</text:p>
      <text:p text:style-name="P17">announced as the winner</text:p>
      <text:p text:style-name="P17">in the middle of the</text:p>
      <text:p text:style-name="P17">board. </text:p>
      <text:p text:style-name="P17">Alternate flow</text:p>
      <text:p text:style-name="P17"><text:s text:c="5"/>3.1 <text:s/>Team clicks the “Rules” button</text:p>
      <text:p text:style-name="P17"><text:s/>4.1 The rules will be displayed. See UC: ShowRules.</text:p>
      <text:p text:style-name="P17">Exceptional flow</text:p>
      <text:p text:style-name="P17"><text:s text:c="5"/>3.1 If team types in a letter or a number that isn't between 2-8.</text:p>
      <text:p text:style-name="P17"><text:s text:c="6"/>4.1 A dialog will appear and the Team will be able to type in the number of players </text:p>
      <text:p text:style-name="P18"><text:span text:style-name="T16">again.</text:span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oft-page-break/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  <text:p text:style-name="P18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mbria" svg:font-family="Cambria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Frölich</meta:initial-creator>
    <meta:creation-date>2013-03-01T12:10:23.15</meta:creation-date>
    <meta:document-statistic meta:table-count="0" meta:image-count="3" meta:object-count="0" meta:page-count="8" meta:paragraph-count="197" meta:word-count="1222" meta:character-count="9948"/>
    <dc:date>2013-03-01T12:33:23.91</dc:date>
    <dc:creator>Isabelle Frölich</dc:creator>
    <meta:editing-duration>PT7M39S</meta:editing-duration>
    <meta:editing-cycles>1</meta:editing-cycles>
    <meta:generator>OpenOffice.org/3.3$Win32 OpenOffice.org_project/330m20$Build-9567</meta:generator>
  </office:meta>
</office:document-meta>
</file>